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85.35mm" svg:height="160.5mm" svg:x="218.79mm" svg:y="11.92mm">
            <draw:object draw:notify-on-update-of-ranges="Arkusz1.A1:Arkusz1.A1 Arkusz1.A2:Arkusz1.A32 Arkusz1.E1:Arkusz1.E1 Arkusz1.E2:Arkusz1.E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5.35mm" svg:height="160.5mm" svg:x="18.46mm" svg:y="182.51mm">
            <draw:object draw:notify-on-update-of-ranges="Arkusz1.A1:Arkusz1.A1 Arkusz1.B1:Arkusz1.B1 Arkusz1.B2:Arkusz1.B32 Arkusz1.A2:Arkusz1.A32 Arkusz1.C1:Arkusz1.C1 Arkusz1.C2:Arkusz1.C32 Arkusz1.A2:Arkusz1.A32 Arkusz1.D1:Arkusz1.D1 Arkusz1.D2:Arkusz1.D32 Arkusz1.A2:Arkusz1.A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nd*100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ax-Min</text:p>
          </table:table-cell>
          <table:table-cell table:style-name="ce1" office:value-type="string" calcext:value-type="string">
            <text:p>(Max+Min)/2</text:p>
          </table:table-cell>
          <table:table-cell table:style-name="ce1" office:value-type="string" calcext:value-type="string">
            <text:p>Avg-Avg2</text:p>
          </table:table-cell>
          <table:table-cell/>
          <table:table-cell table:style-name="ce1" office:value-type="string" calcext:value-type="string">
            <text:p>Ind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0285714" calcext:value-type="float">
            <text:p>2,85714E-06</text:p>
          </table:table-cell>
          <table:table-cell table:formula="of:=[.C2]-[.B2]" office:value-type="float" office:value="0.0001" calcext:value-type="float">
            <text:p>0,0001</text:p>
          </table:table-cell>
          <table:table-cell table:formula="of:=([.B2]+[.C2])/2" office:value-type="float" office:value="0.00005" calcext:value-type="float">
            <text:p>5E-05</text:p>
          </table:table-cell>
          <table:table-cell table:formula="of:=[.D2]-[.F2]" office:value-type="float" office:value="-0.00004714286" calcext:value-type="float">
            <text:p>-4,714286E-05</text:p>
          </table:table-cell>
          <table:table-cell/>
          <table:table-cell table:formula="of:=[.A2]/100"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0166667" calcext:value-type="float">
            <text:p>1,66667E-05</text:p>
          </table:table-cell>
          <table:table-cell table:formula="of:=[.C3]-[.B3]" office:value-type="float" office:value="0.0002" calcext:value-type="float">
            <text:p>0,0002</text:p>
          </table:table-cell>
          <table:table-cell table:formula="of:=([.B3]+[.C3])/2" office:value-type="float" office:value="0.0001" calcext:value-type="float">
            <text:p>0,0001</text:p>
          </table:table-cell>
          <table:table-cell table:formula="of:=[.D3]-[.F3]" office:value-type="float" office:value="-0.0000833333" calcext:value-type="float">
            <text:p>-8,33333E-05</text:p>
          </table:table-cell>
          <table:table-cell/>
          <table:table-cell table:formula="of:=[.A3]/100" office:value-type="float" office:value="-0.18" calcext:value-type="float">
            <text:p>-0,1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0928571" calcext:value-type="float">
            <text:p>9,28571E-05</text:p>
          </table:table-cell>
          <table:table-cell table:formula="of:=[.C4]-[.B4]" office:value-type="float" office:value="0.0004" calcext:value-type="float">
            <text:p>0,0004</text:p>
          </table:table-cell>
          <table:table-cell table:formula="of:=([.B4]+[.C4])/2" office:value-type="float" office:value="0.0002" calcext:value-type="float">
            <text:p>0,0002</text:p>
          </table:table-cell>
          <table:table-cell table:formula="of:=[.D4]-[.F4]" office:value-type="float" office:value="-0.0001071429" calcext:value-type="float">
            <text:p>-0,0001071429</text:p>
          </table:table-cell>
          <table:table-cell/>
          <table:table-cell table:formula="of:=[.A4]/100" office:value-type="float" office:value="-0.16" calcext:value-type="float">
            <text:p>-0,1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55814" calcext:value-type="float">
            <text:p>0,000355814</text:p>
          </table:table-cell>
          <table:table-cell table:formula="of:=[.C5]-[.B5]" office:value-type="float" office:value="0.0012" calcext:value-type="float">
            <text:p>0,0012</text:p>
          </table:table-cell>
          <table:table-cell table:formula="of:=([.B5]+[.C5])/2" office:value-type="float" office:value="0.0006" calcext:value-type="float">
            <text:p>0,0006</text:p>
          </table:table-cell>
          <table:table-cell table:formula="of:=[.D5]-[.F5]" office:value-type="float" office:value="-0.000244186" calcext:value-type="float">
            <text:p>-0,000244186</text:p>
          </table:table-cell>
          <table:table-cell/>
          <table:table-cell table:formula="of:=[.A5]/100" office:value-type="float" office:value="-0.14" calcext:value-type="float">
            <text:p>-0,1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11902" calcext:value-type="float">
            <text:p>0,0011902</text:p>
          </table:table-cell>
          <table:table-cell table:formula="of:=[.C6]-[.B6]" office:value-type="float" office:value="0.0039" calcext:value-type="float">
            <text:p>0,0039</text:p>
          </table:table-cell>
          <table:table-cell table:formula="of:=([.B6]+[.C6])/2" office:value-type="float" office:value="0.00205" calcext:value-type="float">
            <text:p>0,00205</text:p>
          </table:table-cell>
          <table:table-cell table:formula="of:=[.D6]-[.F6]" office:value-type="float" office:value="-0.0008598" calcext:value-type="float">
            <text:p>-0,0008598</text:p>
          </table:table-cell>
          <table:table-cell/>
          <table:table-cell table:formula="of:=[.A6]/100" office:value-type="float" office:value="-0.12" calcext:value-type="float">
            <text:p>-0,1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0327551" calcext:value-type="float">
            <text:p>0,00327551</text:p>
          </table:table-cell>
          <table:table-cell table:formula="of:=[.C7]-[.B7]" office:value-type="float" office:value="0.009" calcext:value-type="float">
            <text:p>0,009</text:p>
          </table:table-cell>
          <table:table-cell table:formula="of:=([.B7]+[.C7])/2" office:value-type="float" office:value="0.005" calcext:value-type="float">
            <text:p>0,005</text:p>
          </table:table-cell>
          <table:table-cell table:formula="of:=[.D7]-[.F7]" office:value-type="float" office:value="-0.00172449" calcext:value-type="float">
            <text:p>-0,00172449</text:p>
          </table:table-cell>
          <table:table-cell/>
          <table:table-cell table:formula="of:=[.A7]/100"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0775345" calcext:value-type="float">
            <text:p>0,00775345</text:p>
          </table:table-cell>
          <table:table-cell table:formula="of:=[.C8]-[.B8]" office:value-type="float" office:value="0.0195" calcext:value-type="float">
            <text:p>0,0195</text:p>
          </table:table-cell>
          <table:table-cell table:formula="of:=([.B8]+[.C8])/2" office:value-type="float" office:value="0.01125" calcext:value-type="float">
            <text:p>0,01125</text:p>
          </table:table-cell>
          <table:table-cell table:formula="of:=[.D8]-[.F8]" office:value-type="float" office:value="-0.00349655" calcext:value-type="float">
            <text:p>-0,00349655</text:p>
          </table:table-cell>
          <table:table-cell/>
          <table:table-cell table:formula="of:=[.A8]/100" office:value-type="float" office:value="-0.08" calcext:value-type="float">
            <text:p>-0,0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170138" calcext:value-type="float">
            <text:p>0,0170138</text:p>
          </table:table-cell>
          <table:table-cell table:formula="of:=[.C9]-[.B9]" office:value-type="float" office:value="0.0348" calcext:value-type="float">
            <text:p>0,0348</text:p>
          </table:table-cell>
          <table:table-cell table:formula="of:=([.B9]+[.C9])/2" office:value-type="float" office:value="0.0217" calcext:value-type="float">
            <text:p>0,0217</text:p>
          </table:table-cell>
          <table:table-cell table:formula="of:=[.D9]-[.F9]" office:value-type="float" office:value="-0.0046862" calcext:value-type="float">
            <text:p>-0,0046862</text:p>
          </table:table-cell>
          <table:table-cell/>
          <table:table-cell table:formula="of:=[.A9]/100" office:value-type="float" office:value="-0.06" calcext:value-type="float">
            <text:p>-0,0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,01</text:p>
          </table:table-cell>
          <table:table-cell office:value-type="float" office:value="0.0773" calcext:value-type="float">
            <text:p>0,0773</text:p>
          </table:table-cell>
          <table:table-cell office:value-type="float" office:value="0.0333569" calcext:value-type="float">
            <text:p>0,0333569</text:p>
          </table:table-cell>
          <table:table-cell table:formula="of:=[.C10]-[.B10]" office:value-type="float" office:value="0.0673" calcext:value-type="float">
            <text:p>0,0673</text:p>
          </table:table-cell>
          <table:table-cell table:formula="of:=([.B10]+[.C10])/2" office:value-type="float" office:value="0.04365" calcext:value-type="float">
            <text:p>0,04365</text:p>
          </table:table-cell>
          <table:table-cell table:formula="of:=[.D10]-[.F10]" office:value-type="float" office:value="-0.0102931" calcext:value-type="float">
            <text:p>-0,0102931</text:p>
          </table:table-cell>
          <table:table-cell/>
          <table:table-cell table:formula="of:=[.A10]/100" office:value-type="float" office:value="-0.04" calcext:value-type="float">
            <text:p>-0,0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1299" calcext:value-type="float">
            <text:p>0,1299</text:p>
          </table:table-cell>
          <table:table-cell office:value-type="float" office:value="0.0601969" calcext:value-type="float">
            <text:p>0,0601969</text:p>
          </table:table-cell>
          <table:table-cell table:formula="of:=[.C11]-[.B11]" office:value-type="float" office:value="0.109" calcext:value-type="float">
            <text:p>0,109</text:p>
          </table:table-cell>
          <table:table-cell table:formula="of:=([.B11]+[.C11])/2" office:value-type="float" office:value="0.0754" calcext:value-type="float">
            <text:p>0,0754</text:p>
          </table:table-cell>
          <table:table-cell table:formula="of:=[.D11]-[.F11]" office:value-type="float" office:value="-0.0152031" calcext:value-type="float">
            <text:p>-0,0152031</text:p>
          </table:table-cell>
          <table:table-cell/>
          <table:table-cell table:formula="of:=[.A11]/100" office:value-type="float" office:value="-0.02" calcext:value-type="float">
            <text:p>-0,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1857" calcext:value-type="float">
            <text:p>0,1857</text:p>
          </table:table-cell>
          <table:table-cell office:value-type="float" office:value="0.101066" calcext:value-type="float">
            <text:p>0,101066</text:p>
          </table:table-cell>
          <table:table-cell table:formula="of:=[.C12]-[.B12]" office:value-type="float" office:value="0.1475" calcext:value-type="float">
            <text:p>0,1475</text:p>
          </table:table-cell>
          <table:table-cell table:formula="of:=([.B12]+[.C12])/2" office:value-type="float" office:value="0.11195" calcext:value-type="float">
            <text:p>0,11195</text:p>
          </table:table-cell>
          <table:table-cell table:formula="of:=[.D12]-[.F12]" office:value-type="float" office:value="-0.010884" calcext:value-type="float">
            <text:p>-0,010884</text:p>
          </table:table-cell>
          <table:table-cell/>
          <table:table-cell table:formula="of:=[.A12]/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2662" calcext:value-type="float">
            <text:p>0,2662</text:p>
          </table:table-cell>
          <table:table-cell office:value-type="float" office:value="0.154741" calcext:value-type="float">
            <text:p>0,154741</text:p>
          </table:table-cell>
          <table:table-cell table:formula="of:=[.C13]-[.B13]" office:value-type="float" office:value="0.2005" calcext:value-type="float">
            <text:p>0,2005</text:p>
          </table:table-cell>
          <table:table-cell table:formula="of:=([.B13]+[.C13])/2" office:value-type="float" office:value="0.16595" calcext:value-type="float">
            <text:p>0,16595</text:p>
          </table:table-cell>
          <table:table-cell table:formula="of:=[.D13]-[.F13]" office:value-type="float" office:value="-0.011209" calcext:value-type="float">
            <text:p>-0,011209</text:p>
          </table:table-cell>
          <table:table-cell/>
          <table:table-cell table:formula="of:=[.A13]/100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82" calcext:value-type="float">
            <text:p>0,0982</text:p>
          </table:table-cell>
          <table:table-cell office:value-type="float" office:value="0.3981" calcext:value-type="float">
            <text:p>0,3981</text:p>
          </table:table-cell>
          <table:table-cell office:value-type="float" office:value="0.227706" calcext:value-type="float">
            <text:p>0,227706</text:p>
          </table:table-cell>
          <table:table-cell table:formula="of:=[.C14]-[.B14]" office:value-type="float" office:value="0.2999" calcext:value-type="float">
            <text:p>0,2999</text:p>
          </table:table-cell>
          <table:table-cell table:formula="of:=([.B14]+[.C14])/2" office:value-type="float" office:value="0.24815" calcext:value-type="float">
            <text:p>0,24815</text:p>
          </table:table-cell>
          <table:table-cell table:formula="of:=[.D14]-[.F14]" office:value-type="float" office:value="-0.020444" calcext:value-type="float">
            <text:p>-0,020444</text:p>
          </table:table-cell>
          <table:table-cell/>
          <table:table-cell table:formula="of:=[.A14]/100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28" calcext:value-type="float">
            <text:p>0,1528</text:p>
          </table:table-cell>
          <table:table-cell office:value-type="float" office:value="0.4961" calcext:value-type="float">
            <text:p>0,4961</text:p>
          </table:table-cell>
          <table:table-cell office:value-type="float" office:value="0.313001" calcext:value-type="float">
            <text:p>0,313001</text:p>
          </table:table-cell>
          <table:table-cell table:formula="of:=[.C15]-[.B15]" office:value-type="float" office:value="0.3433" calcext:value-type="float">
            <text:p>0,3433</text:p>
          </table:table-cell>
          <table:table-cell table:formula="of:=([.B15]+[.C15])/2" office:value-type="float" office:value="0.32445" calcext:value-type="float">
            <text:p>0,32445</text:p>
          </table:table-cell>
          <table:table-cell table:formula="of:=[.D15]-[.F15]" office:value-type="float" office:value="-0.011449" calcext:value-type="float">
            <text:p>-0,011449</text:p>
          </table:table-cell>
          <table:table-cell/>
          <table:table-cell table:formula="of:=[.A15]/100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03" calcext:value-type="float">
            <text:p>0,2503</text:p>
          </table:table-cell>
          <table:table-cell office:value-type="float" office:value="0.5863" calcext:value-type="float">
            <text:p>0,5863</text:p>
          </table:table-cell>
          <table:table-cell office:value-type="float" office:value="0.408563" calcext:value-type="float">
            <text:p>0,408563</text:p>
          </table:table-cell>
          <table:table-cell table:formula="of:=[.C16]-[.B16]" office:value-type="float" office:value="0.336" calcext:value-type="float">
            <text:p>0,336</text:p>
          </table:table-cell>
          <table:table-cell table:formula="of:=([.B16]+[.C16])/2" office:value-type="float" office:value="0.4183" calcext:value-type="float">
            <text:p>0,4183</text:p>
          </table:table-cell>
          <table:table-cell table:formula="of:=[.D16]-[.F16]" office:value-type="float" office:value="-0.00973700000000005" calcext:value-type="float">
            <text:p>-0,009737</text:p>
          </table:table-cell>
          <table:table-cell/>
          <table:table-cell table:formula="of:=[.A16]/100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91" calcext:value-type="float">
            <text:p>0,3291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514037" calcext:value-type="float">
            <text:p>0,514037</text:p>
          </table:table-cell>
          <table:table-cell table:formula="of:=[.C17]-[.B17]" office:value-type="float" office:value="0.3541" calcext:value-type="float">
            <text:p>0,3541</text:p>
          </table:table-cell>
          <table:table-cell table:formula="of:=([.B17]+[.C17])/2" office:value-type="float" office:value="0.50615" calcext:value-type="float">
            <text:p>0,50615</text:p>
          </table:table-cell>
          <table:table-cell table:formula="of:=[.D17]-[.F17]" office:value-type="float" office:value="0.00788699999999998" calcext:value-type="float">
            <text:p>0,007887</text:p>
          </table:table-cell>
          <table:table-cell/>
          <table:table-cell table:formula="of:=[.A17]/100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041" calcext:value-type="float">
            <text:p>0,4041</text:p>
          </table:table-cell>
          <table:table-cell office:value-type="float" office:value="0.8097" calcext:value-type="float">
            <text:p>0,8097</text:p>
          </table:table-cell>
          <table:table-cell office:value-type="float" office:value="0.613333" calcext:value-type="float">
            <text:p>0,613333</text:p>
          </table:table-cell>
          <table:table-cell table:formula="of:=[.C18]-[.B18]" office:value-type="float" office:value="0.4056" calcext:value-type="float">
            <text:p>0,4056</text:p>
          </table:table-cell>
          <table:table-cell table:formula="of:=([.B18]+[.C18])/2" office:value-type="float" office:value="0.6069" calcext:value-type="float">
            <text:p>0,6069</text:p>
          </table:table-cell>
          <table:table-cell table:formula="of:=[.D18]-[.F18]" office:value-type="float" office:value="0.00643300000000002" calcext:value-type="float">
            <text:p>0,006433</text:p>
          </table:table-cell>
          <table:table-cell/>
          <table:table-cell table:formula="of:=[.A18]/100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49" calcext:value-type="float">
            <text:p>0,5249</text:p>
          </table:table-cell>
          <table:table-cell office:value-type="float" office:value="0.8586" calcext:value-type="float">
            <text:p>0,8586</text:p>
          </table:table-cell>
          <table:table-cell office:value-type="float" office:value="0.707998" calcext:value-type="float">
            <text:p>0,707998</text:p>
          </table:table-cell>
          <table:table-cell table:formula="of:=[.C19]-[.B19]" office:value-type="float" office:value="0.3337" calcext:value-type="float">
            <text:p>0,3337</text:p>
          </table:table-cell>
          <table:table-cell table:formula="of:=([.B19]+[.C19])/2" office:value-type="float" office:value="0.69175" calcext:value-type="float">
            <text:p>0,69175</text:p>
          </table:table-cell>
          <table:table-cell table:formula="of:=[.D19]-[.F19]" office:value-type="float" office:value="0.0162479999999999" calcext:value-type="float">
            <text:p>0,016248</text:p>
          </table:table-cell>
          <table:table-cell/>
          <table:table-cell table:formula="of:=[.A19]/100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54" calcext:value-type="float">
            <text:p>0,5954</text:p>
          </table:table-cell>
          <table:table-cell office:value-type="float" office:value="0.9082" calcext:value-type="float">
            <text:p>0,9082</text:p>
          </table:table-cell>
          <table:table-cell office:value-type="float" office:value="0.789194" calcext:value-type="float">
            <text:p>0,789194</text:p>
          </table:table-cell>
          <table:table-cell table:formula="of:=[.C20]-[.B20]" office:value-type="float" office:value="0.3128" calcext:value-type="float">
            <text:p>0,3128</text:p>
          </table:table-cell>
          <table:table-cell table:formula="of:=([.B20]+[.C20])/2" office:value-type="float" office:value="0.7518" calcext:value-type="float">
            <text:p>0,7518</text:p>
          </table:table-cell>
          <table:table-cell table:formula="of:=[.D20]-[.F20]" office:value-type="float" office:value="0.0373939999999999" calcext:value-type="float">
            <text:p>0,037394</text:p>
          </table:table-cell>
          <table:table-cell/>
          <table:table-cell table:formula="of:=[.A20]/100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321" calcext:value-type="float">
            <text:p>0,7321</text:p>
          </table:table-cell>
          <table:table-cell office:value-type="float" office:value="0.9407" calcext:value-type="float">
            <text:p>0,9407</text:p>
          </table:table-cell>
          <table:table-cell office:value-type="float" office:value="0.855518" calcext:value-type="float">
            <text:p>0,855518</text:p>
          </table:table-cell>
          <table:table-cell table:formula="of:=[.C21]-[.B21]" office:value-type="float" office:value="0.2086" calcext:value-type="float">
            <text:p>0,2086</text:p>
          </table:table-cell>
          <table:table-cell table:formula="of:=([.B21]+[.C21])/2" office:value-type="float" office:value="0.8364" calcext:value-type="float">
            <text:p>0,8364</text:p>
          </table:table-cell>
          <table:table-cell table:formula="of:=[.D21]-[.F21]" office:value-type="float" office:value="0.019118" calcext:value-type="float">
            <text:p>0,019118</text:p>
          </table:table-cell>
          <table:table-cell/>
          <table:table-cell table:formula="of:=[.A21]/100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12" calcext:value-type="float">
            <text:p>0,8012</text:p>
          </table:table-cell>
          <table:table-cell office:value-type="float" office:value="0.9641" calcext:value-type="float">
            <text:p>0,9641</text:p>
          </table:table-cell>
          <table:table-cell office:value-type="float" office:value="0.908008" calcext:value-type="float">
            <text:p>0,908008</text:p>
          </table:table-cell>
          <table:table-cell table:formula="of:=[.C22]-[.B22]" office:value-type="float" office:value="0.1629" calcext:value-type="float">
            <text:p>0,1629</text:p>
          </table:table-cell>
          <table:table-cell table:formula="of:=([.B22]+[.C22])/2" office:value-type="float" office:value="0.88265" calcext:value-type="float">
            <text:p>0,88265</text:p>
          </table:table-cell>
          <table:table-cell table:formula="of:=[.D22]-[.F22]" office:value-type="float" office:value="0.0253579999999999" calcext:value-type="float">
            <text:p>0,025358</text:p>
          </table:table-cell>
          <table:table-cell/>
          <table:table-cell table:formula="of:=[.A22]/100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556" calcext:value-type="float">
            <text:p>0,8556</text:p>
          </table:table-cell>
          <table:table-cell office:value-type="float" office:value="0.9903" calcext:value-type="float">
            <text:p>0,9903</text:p>
          </table:table-cell>
          <table:table-cell office:value-type="float" office:value="0.944328" calcext:value-type="float">
            <text:p>0,944328</text:p>
          </table:table-cell>
          <table:table-cell table:formula="of:=[.C23]-[.B23]" office:value-type="float" office:value="0.1347" calcext:value-type="float">
            <text:p>0,1347</text:p>
          </table:table-cell>
          <table:table-cell table:formula="of:=([.B23]+[.C23])/2" office:value-type="float" office:value="0.92295" calcext:value-type="float">
            <text:p>0,92295</text:p>
          </table:table-cell>
          <table:table-cell table:formula="of:=[.D23]-[.F23]" office:value-type="float" office:value="0.0213779999999999" calcext:value-type="float">
            <text:p>0,021378</text:p>
          </table:table-cell>
          <table:table-cell/>
          <table:table-cell table:formula="of:=[.A23]/100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9935" calcext:value-type="float">
            <text:p>0,9935</text:p>
          </table:table-cell>
          <table:table-cell office:value-type="float" office:value="0.968073" calcext:value-type="float">
            <text:p>0,968073</text:p>
          </table:table-cell>
          <table:table-cell table:formula="of:=[.C24]-[.B24]" office:value-type="float" office:value="0.096" calcext:value-type="float">
            <text:p>0,096</text:p>
          </table:table-cell>
          <table:table-cell table:formula="of:=([.B24]+[.C24])/2" office:value-type="float" office:value="0.9455" calcext:value-type="float">
            <text:p>0,9455</text:p>
          </table:table-cell>
          <table:table-cell table:formula="of:=[.D24]-[.F24]" office:value-type="float" office:value="0.022573" calcext:value-type="float">
            <text:p>0,022573</text:p>
          </table:table-cell>
          <table:table-cell/>
          <table:table-cell table:formula="of:=[.A24]/100"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544" calcext:value-type="float">
            <text:p>0,9544</text:p>
          </table:table-cell>
          <table:table-cell office:value-type="float" office:value="0.9968" calcext:value-type="float">
            <text:p>0,9968</text:p>
          </table:table-cell>
          <table:table-cell office:value-type="float" office:value="0.983276" calcext:value-type="float">
            <text:p>0,983276</text:p>
          </table:table-cell>
          <table:table-cell table:formula="of:=[.C25]-[.B25]" office:value-type="float" office:value="0.0424" calcext:value-type="float">
            <text:p>0,0424</text:p>
          </table:table-cell>
          <table:table-cell table:formula="of:=([.B25]+[.C25])/2" office:value-type="float" office:value="0.9756" calcext:value-type="float">
            <text:p>0,9756</text:p>
          </table:table-cell>
          <table:table-cell table:formula="of:=[.D25]-[.F25]" office:value-type="float" office:value="0.00767599999999991" calcext:value-type="float">
            <text:p>0,007676</text:p>
          </table:table-cell>
          <table:table-cell/>
          <table:table-cell table:formula="of:=[.A25]/100"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685" calcext:value-type="float">
            <text:p>0,9685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991567" calcext:value-type="float">
            <text:p>0,991567</text:p>
          </table:table-cell>
          <table:table-cell table:formula="of:=[.C26]-[.B26]" office:value-type="float" office:value="0.0307000000000001" calcext:value-type="float">
            <text:p>0,0307</text:p>
          </table:table-cell>
          <table:table-cell table:formula="of:=([.B26]+[.C26])/2" office:value-type="float" office:value="0.98385" calcext:value-type="float">
            <text:p>0,98385</text:p>
          </table:table-cell>
          <table:table-cell table:formula="of:=[.D26]-[.F26]" office:value-type="float" office:value="0.00771699999999986" calcext:value-type="float">
            <text:p>0,007717</text:p>
          </table:table-cell>
          <table:table-cell/>
          <table:table-cell table:formula="of:=[.A26]/100"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25" calcext:value-type="float">
            <text:p>0,9825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99637" calcext:value-type="float">
            <text:p>0,99637</text:p>
          </table:table-cell>
          <table:table-cell table:formula="of:=[.C27]-[.B27]" office:value-type="float" office:value="0.0173" calcext:value-type="float">
            <text:p>0,0173</text:p>
          </table:table-cell>
          <table:table-cell table:formula="of:=([.B27]+[.C27])/2" office:value-type="float" office:value="0.99115" calcext:value-type="float">
            <text:p>0,99115</text:p>
          </table:table-cell>
          <table:table-cell table:formula="of:=[.D27]-[.F27]" office:value-type="float" office:value="0.00522000000000011" calcext:value-type="float">
            <text:p>0,00522</text:p>
          </table:table-cell>
          <table:table-cell/>
          <table:table-cell table:formula="of:=[.A27]/100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903" calcext:value-type="float">
            <text:p>0,9903</text:p>
          </table:table-cell>
          <table:table-cell office:value-type="float" office:value="1" calcext:value-type="float">
            <text:p>1</text:p>
          </table:table-cell>
          <table:table-cell office:value-type="float" office:value="0.998476" calcext:value-type="float">
            <text:p>0,998476</text:p>
          </table:table-cell>
          <table:table-cell table:formula="of:=[.C28]-[.B28]" office:value-type="float" office:value="0.00969999999999993" calcext:value-type="float">
            <text:p>0,0097</text:p>
          </table:table-cell>
          <table:table-cell table:formula="of:=([.B28]+[.C28])/2" office:value-type="float" office:value="0.99515" calcext:value-type="float">
            <text:p>0,99515</text:p>
          </table:table-cell>
          <table:table-cell table:formula="of:=[.D28]-[.F28]" office:value-type="float" office:value="0.00332599999999994" calcext:value-type="float">
            <text:p>0,003326</text:p>
          </table:table-cell>
          <table:table-cell/>
          <table:table-cell table:formula="of:=[.A28]/100"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975" calcext:value-type="float">
            <text:p>0,9975</text:p>
          </table:table-cell>
          <table:table-cell office:value-type="float" office:value="1" calcext:value-type="float">
            <text:p>1</text:p>
          </table:table-cell>
          <table:table-cell office:value-type="float" office:value="0.999474" calcext:value-type="float">
            <text:p>0,999474</text:p>
          </table:table-cell>
          <table:table-cell table:formula="of:=[.C29]-[.B29]" office:value-type="float" office:value="0.00249999999999995" calcext:value-type="float">
            <text:p>0,0025</text:p>
          </table:table-cell>
          <table:table-cell table:formula="of:=([.B29]+[.C29])/2" office:value-type="float" office:value="0.99875" calcext:value-type="float">
            <text:p>0,99875</text:p>
          </table:table-cell>
          <table:table-cell table:formula="of:=[.D29]-[.F29]" office:value-type="float" office:value="0.000723999999999947" calcext:value-type="float">
            <text:p>0,000724</text:p>
          </table:table-cell>
          <table:table-cell/>
          <table:table-cell table:formula="of:=[.A29]/100"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985" calcext:value-type="float">
            <text:p>0,9985</text:p>
          </table:table-cell>
          <table:table-cell office:value-type="float" office:value="1" calcext:value-type="float">
            <text:p>1</text:p>
          </table:table-cell>
          <table:table-cell office:value-type="float" office:value="0.999824" calcext:value-type="float">
            <text:p>0,999824</text:p>
          </table:table-cell>
          <table:table-cell table:formula="of:=[.C30]-[.B30]" office:value-type="float" office:value="0.00149999999999995" calcext:value-type="float">
            <text:p>0,0015</text:p>
          </table:table-cell>
          <table:table-cell table:formula="of:=([.B30]+[.C30])/2" office:value-type="float" office:value="0.99925" calcext:value-type="float">
            <text:p>0,99925</text:p>
          </table:table-cell>
          <table:table-cell table:formula="of:=[.D30]-[.F30]" office:value-type="float" office:value="0.000573999999999963" calcext:value-type="float">
            <text:p>0,000574</text:p>
          </table:table-cell>
          <table:table-cell/>
          <table:table-cell table:formula="of:=[.A30]/100"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996" calcext:value-type="float">
            <text:p>0,9996</text:p>
          </table:table-cell>
          <table:table-cell office:value-type="float" office:value="1" calcext:value-type="float">
            <text:p>1</text:p>
          </table:table-cell>
          <table:table-cell office:value-type="float" office:value="0.999957" calcext:value-type="float">
            <text:p>0,999957</text:p>
          </table:table-cell>
          <table:table-cell table:formula="of:=[.C31]-[.B31]" office:value-type="float" office:value="0.000399999999999956" calcext:value-type="float">
            <text:p>0,0004</text:p>
          </table:table-cell>
          <table:table-cell table:formula="of:=([.B31]+[.C31])/2" office:value-type="float" office:value="0.9998" calcext:value-type="float">
            <text:p>0,9998</text:p>
          </table:table-cell>
          <table:table-cell table:formula="of:=[.D31]-[.F31]" office:value-type="float" office:value="0.000156999999999963" calcext:value-type="float">
            <text:p>0,000157</text:p>
          </table:table-cell>
          <table:table-cell/>
          <table:table-cell table:formula="of:=[.A31]/100"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998" calcext:value-type="float">
            <text:p>0,9998</text:p>
          </table:table-cell>
          <table:table-cell office:value-type="float" office:value="1" calcext:value-type="float">
            <text:p>1</text:p>
          </table:table-cell>
          <table:table-cell office:value-type="float" office:value="0.999989" calcext:value-type="float">
            <text:p>0,999989</text:p>
          </table:table-cell>
          <table:table-cell table:formula="of:=[.C32]-[.B32]" office:value-type="float" office:value="0.000199999999999978" calcext:value-type="float">
            <text:p>0,0002</text:p>
          </table:table-cell>
          <table:table-cell table:formula="of:=([.B32]+[.C32])/2" office:value-type="float" office:value="0.9999" calcext:value-type="float">
            <text:p>0,9999</text:p>
          </table:table-cell>
          <table:table-cell table:formula="of:=[.D32]-[.F32]" office:value-type="float" office:value="0.0000889999999998947" calcext:value-type="float">
            <text:p>8,89999999998947E-05</text:p>
          </table:table-cell>
          <table:table-cell/>
          <table:table-cell table:formula="of:=[.A32]/100" office:value-type="float" office:value="0.4" calcext:value-type="float">
            <text:p>0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.00.0000</text:date>, <text:time style:data-style-name="N2" text:time-value="00:07:05.78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8:54:12.772000000</meta:creation-date>
    <dc:date>2019-12-28T03:02:56.077000000</dc:date>
    <meta:editing-duration>PT2H52M11S</meta:editing-duration>
    <meta:editing-cycles>3</meta:editing-cycles>
    <meta:generator>LibreOffice/6.2.3.2$Windows_X86_64 LibreOffice_project/aecc05fe267cc68dde00352a451aa867b3b546ac</meta:generator>
    <meta:document-statistic meta:table-count="1" meta:cell-count="2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536cm" svg:height="16.051cm" xlink:href=".." xlink:type="simple" chart:class="chart:scatter" chart:column-mapping="0" chart:style-name="ch1">
        <chart:legend chart:legend-position="end" svg:x="25.869cm" svg:y="7.726cm" style:legend-expansion="high" chart:style-name="ch2"/>
        <chart:plot-area chart:style-name="ch3" table:cell-range-address="Arkusz1.A1:Arkusz1.A32 Arkusz1.E1:Arkusz1.E32" chart:data-source-has-labels="both" svg:x="1.581cm" svg:y="0.321cm" svg:width="23.718cm" svg:height="14.428cm">
          <chartooo:coordinate-region svg:x="1.819cm" svg:y="0.52cm" svg:width="23.293cm" svg:height="13.582cm"/>
          <chart:axis chart:dimension="x" chart:name="primary-x" chart:style-name="ch4" chartooo:axis-type="auto">
            <chart:title svg:x="12.417cm" svg:y="15.07cm" chart:style-name="ch5">
              <text:p>Indicator*100</text:p>
            </chart:title>
            <chart:categories table:cell-range-address="Arkusz1.A1:Arkusz1.A1"/>
          </chart:axis>
          <chart:axis chart:dimension="y" chart:name="primary-y" chart:style-name="ch4">
            <chart:title svg:x="0.451cm" svg:y="8.333cm" chart:style-name="ch6">
              <text:p>Difference</text:p>
            </chart:title>
            <chart:grid chart:style-name="ch7" chart:class="major"/>
          </chart:axis>
          <chart:series chart:style-name="ch8" chart:values-cell-range-address="Arkusz1.E2:Arkusz1.E32" chart:label-cell-address="Arkusz1.E1:Arkusz1.E1" chart:class="chart:scatter">
            <chart:domain table:cell-range-address="Arkusz1.A2:Arkusz1.A32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Max-Min</text:p>
                <draw:g>
                  <svg:desc>Arkusz1.E1:Arkusz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d*100</text:p>
                <draw:g>
                  <svg:desc>Arkusz1.A1:Arkusz1.A1</svg:desc>
                </draw:g>
              </table:table-cell>
              <table:table-cell office:value-type="float" office:value="-20">
                <text:p>-20</text:p>
                <draw:g>
                  <svg:desc>Arkusz1.A2:Arkusz1.A32</svg:desc>
                </draw:g>
              </table:table-cell>
              <table:table-cell office:value-type="float" office:value="0.0001">
                <text:p>0.0001</text:p>
                <draw:g>
                  <svg:desc>Arkusz1.E2:Arkusz1.E32</svg:desc>
                </draw:g>
              </table:table-cell>
            </table:table-row>
            <table:table-row>
              <table:table-cell office:value-type="string"/>
              <table:table-cell office:value-type="float" office:value="-18">
                <text:p>-1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/>
              <table:table-cell office:value-type="float" office:value="-16">
                <text:p>-16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/>
              <table:table-cell office:value-type="float" office:value="-14">
                <text:p>-1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/>
              <table:table-cell office:value-type="float" office:value="-12">
                <text:p>-12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/>
              <table:table-cell office:value-type="float" office:value="-10">
                <text:p>-1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/>
              <table:table-cell office:value-type="float" office:value="-8">
                <text:p>-8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/>
              <table:table-cell office:value-type="float" office:value="-6">
                <text:p>-6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/>
              <table:table-cell office:value-type="float" office:value="-4">
                <text:p>-4</text:p>
              </table:table-cell>
              <table:table-cell office:value-type="float" office:value="0.0673">
                <text:p>0.0673</text:p>
              </table:table-cell>
            </table:table-row>
            <table:table-row>
              <table:table-cell office:value-type="string"/>
              <table:table-cell office:value-type="float" office:value="-2">
                <text:p>-2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1475">
                <text:p>0.147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2005">
                <text:p>0.200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2999">
                <text:p>0.299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3433">
                <text:p>0.343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3541">
                <text:p>0.354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4056">
                <text:p>0.4056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3337">
                <text:p>0.3337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3128">
                <text:p>0.312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2086">
                <text:p>0.208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629">
                <text:p>0.1629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1347">
                <text:p>0.1347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307000000000001">
                <text:p>0.0307000000000001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0969999999999993">
                <text:p>0.00969999999999993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0249999999999995">
                <text:p>0.00249999999999995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0149999999999995">
                <text:p>0.00149999999999995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00399999999999956">
                <text:p>0.000399999999999956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00199999999999978">
                <text:p>0.000199999999999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536cm" svg:height="16.051cm" xlink:href=".." xlink:type="simple" chart:class="chart:scatter" chart:column-mapping="0 1 2" chart:style-name="ch1">
        <chart:legend chart:legend-position="end" svg:x="26.531cm" svg:y="7.228cm" style:legend-expansion="high" chart:style-name="ch2"/>
        <chart:plot-area chart:style-name="ch3" table:cell-range-address="Arkusz1.A1:Arkusz1.D32" chart:data-source-has-labels="both" svg:x="1.581cm" svg:y="0.321cm" svg:width="24.38cm" svg:height="14.428cm">
          <chartooo:coordinate-region svg:x="1.819cm" svg:y="0.521cm" svg:width="23.954cm" svg:height="13.581cm"/>
          <chart:axis chart:dimension="x" chart:name="primary-x" chart:style-name="ch4" chartooo:axis-type="auto">
            <chart:title svg:x="12.748cm" svg:y="15.07cm" chart:style-name="ch5">
              <text:p>Indicator*100</text:p>
            </chart:title>
            <chart:categories table:cell-range-address="Arkusz1.A1:Arkusz1.A1"/>
          </chart:axis>
          <chart:axis chart:dimension="y" chart:name="primary-y" chart:style-name="ch4">
            <chart:title svg:x="0.451cm" svg:y="8.333cm" chart:style-name="ch6">
              <text:p>Difference</text:p>
            </chart:title>
            <chart:grid chart:style-name="ch7" chart:class="major"/>
          </chart:axis>
          <chart:series chart:style-name="ch8" chart:values-cell-range-address="Arkusz1.B2:Arkusz1.B32" chart:label-cell-address="Arkusz1.B1:Arkusz1.B1" chart:class="chart:scatter">
            <chart:domain table:cell-range-address="Arkusz1.A2:Arkusz1.A32"/>
            <chart:data-point chart:repeated="31"/>
          </chart:series>
          <chart:series chart:style-name="ch9" chart:values-cell-range-address="Arkusz1.C2:Arkusz1.C32" chart:label-cell-address="Arkusz1.C1:Arkusz1.C1" chart:class="chart:scatter">
            <chart:data-point chart:repeated="31"/>
          </chart:series>
          <chart:series chart:style-name="ch10" chart:values-cell-range-address="Arkusz1.D2:Arkusz1.D32" chart:label-cell-address="Arkusz1.D1:Arkusz1.D1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Min</text:p>
                <draw:g>
                  <svg:desc>Arkusz1.B1:Arkusz1.B1</svg:desc>
                </draw:g>
              </table:table-cell>
              <table:table-cell office:value-type="string">
                <text:p>Max</text:p>
                <draw:g>
                  <svg:desc>Arkusz1.C1:Arkusz1.C1</svg:desc>
                </draw:g>
              </table:table-cell>
              <table:table-cell office:value-type="string">
                <text:p>Avg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d*100</text:p>
                <draw:g>
                  <svg:desc>Arkusz1.A1:Arkusz1.A1</svg:desc>
                </draw:g>
              </table:table-cell>
              <table:table-cell office:value-type="float" office:value="-20">
                <text:p>-20</text:p>
                <draw:g>
                  <svg:desc>Arkusz1.A2:Arkusz1.A32</svg:desc>
                </draw:g>
              </table:table-cell>
              <table:table-cell office:value-type="float" office:value="0">
                <text:p>0</text:p>
                <draw:g>
                  <svg:desc>Arkusz1.B2:Arkusz1.B32</svg:desc>
                </draw:g>
              </table:table-cell>
              <table:table-cell office:value-type="float" office:value="0.0001">
                <text:p>0.0001</text:p>
                <draw:g>
                  <svg:desc>Arkusz1.C2:Arkusz1.C32</svg:desc>
                </draw:g>
              </table:table-cell>
              <table:table-cell office:value-type="float" office:value="0.00000285714">
                <text:p>0.00000285714</text:p>
                <draw:g>
                  <svg:desc>Arkusz1.D2:Arkusz1.D32</svg:desc>
                </draw:g>
              </table:table-cell>
            </table:table-row>
            <table:table-row>
              <table:table-cell office:value-type="string"/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0166667">
                <text:p>0.0000166667</text:p>
              </table:table-cell>
            </table:table-row>
            <table:table-row>
              <table:table-cell office:value-type="string"/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  <table:table-cell office:value-type="float" office:value="0.0000928571">
                <text:p>0.0000928571</text:p>
              </table:table-cell>
            </table:table-row>
            <table:table-row>
              <table:table-cell office:value-type="string"/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  <table:table-cell office:value-type="float" office:value="0.000355814">
                <text:p>0.000355814</text:p>
              </table:table-cell>
            </table:table-row>
            <table:table-row>
              <table:table-cell office:value-type="string"/>
              <table:table-cell office:value-type="float" office:value="-12">
                <text:p>-12</text:p>
              </table:table-cell>
              <table:table-cell office:value-type="float" office:value="0.0001">
                <text:p>0.0001</text:p>
              </table:table-cell>
              <table:table-cell office:value-type="float" office:value="0.004">
                <text:p>0.004</text:p>
              </table:table-cell>
              <table:table-cell office:value-type="float" office:value="0.0011902">
                <text:p>0.0011902</text:p>
              </table:table-cell>
            </table:table-row>
            <table:table-row>
              <table:table-cell office:value-type="string"/>
              <table:table-cell office:value-type="float" office:value="-10">
                <text:p>-10</text:p>
              </table:table-cell>
              <table:table-cell office:value-type="float" office:value="0.0005">
                <text:p>0.0005</text:p>
              </table:table-cell>
              <table:table-cell office:value-type="float" office:value="0.0095">
                <text:p>0.0095</text:p>
              </table:table-cell>
              <table:table-cell office:value-type="float" office:value="0.00327551">
                <text:p>0.00327551</text:p>
              </table:table-cell>
            </table:table-row>
            <table:table-row>
              <table:table-cell office:value-type="string"/>
              <table:table-cell office:value-type="float" office:value="-8">
                <text:p>-8</text:p>
              </table:table-cell>
              <table:table-cell office:value-type="float" office:value="0.0015">
                <text:p>0.0015</text:p>
              </table:table-cell>
              <table:table-cell office:value-type="float" office:value="0.021">
                <text:p>0.021</text:p>
              </table:table-cell>
              <table:table-cell office:value-type="float" office:value="0.00775345">
                <text:p>0.00775345</text:p>
              </table:table-cell>
            </table:table-row>
            <table:table-row>
              <table:table-cell office:value-type="string"/>
              <table:table-cell office:value-type="float" office:value="-6">
                <text:p>-6</text:p>
              </table:table-cell>
              <table:table-cell office:value-type="float" office:value="0.0043">
                <text:p>0.0043</text:p>
              </table:table-cell>
              <table:table-cell office:value-type="float" office:value="0.0391">
                <text:p>0.0391</text:p>
              </table:table-cell>
              <table:table-cell office:value-type="float" office:value="0.0170138">
                <text:p>0.0170138</text:p>
              </table:table-cell>
            </table:table-row>
            <table:table-row>
              <table:table-cell office:value-type="string"/>
              <table:table-cell office:value-type="float" office:value="-4">
                <text:p>-4</text:p>
              </table:table-cell>
              <table:table-cell office:value-type="float" office:value="0.01">
                <text:p>0.01</text:p>
              </table:table-cell>
              <table:table-cell office:value-type="float" office:value="0.0773">
                <text:p>0.0773</text:p>
              </table:table-cell>
              <table:table-cell office:value-type="float" office:value="0.0333569">
                <text:p>0.0333569</text:p>
              </table:table-cell>
            </table:table-row>
            <table:table-row>
              <table:table-cell office:value-type="string"/>
              <table:table-cell office:value-type="float" office:value="-2">
                <text:p>-2</text:p>
              </table:table-cell>
              <table:table-cell office:value-type="float" office:value="0.0209">
                <text:p>0.0209</text:p>
              </table:table-cell>
              <table:table-cell office:value-type="float" office:value="0.1299">
                <text:p>0.1299</text:p>
              </table:table-cell>
              <table:table-cell office:value-type="float" office:value="0.0601969">
                <text:p>0.06019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382">
                <text:p>0.0382</text:p>
              </table:table-cell>
              <table:table-cell office:value-type="float" office:value="0.1857">
                <text:p>0.1857</text:p>
              </table:table-cell>
              <table:table-cell office:value-type="float" office:value="0.101066">
                <text:p>0.101066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657">
                <text:p>0.0657</text:p>
              </table:table-cell>
              <table:table-cell office:value-type="float" office:value="0.2662">
                <text:p>0.2662</text:p>
              </table:table-cell>
              <table:table-cell office:value-type="float" office:value="0.154741">
                <text:p>0.15474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982">
                <text:p>0.0982</text:p>
              </table:table-cell>
              <table:table-cell office:value-type="float" office:value="0.3981">
                <text:p>0.3981</text:p>
              </table:table-cell>
              <table:table-cell office:value-type="float" office:value="0.227706">
                <text:p>0.22770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1528">
                <text:p>0.1528</text:p>
              </table:table-cell>
              <table:table-cell office:value-type="float" office:value="0.4961">
                <text:p>0.4961</text:p>
              </table:table-cell>
              <table:table-cell office:value-type="float" office:value="0.313001">
                <text:p>0.31300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2503">
                <text:p>0.2503</text:p>
              </table:table-cell>
              <table:table-cell office:value-type="float" office:value="0.5863">
                <text:p>0.5863</text:p>
              </table:table-cell>
              <table:table-cell office:value-type="float" office:value="0.408563">
                <text:p>0.40856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3291">
                <text:p>0.3291</text:p>
              </table:table-cell>
              <table:table-cell office:value-type="float" office:value="0.6832">
                <text:p>0.6832</text:p>
              </table:table-cell>
              <table:table-cell office:value-type="float" office:value="0.514037">
                <text:p>0.51403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4041">
                <text:p>0.4041</text:p>
              </table:table-cell>
              <table:table-cell office:value-type="float" office:value="0.8097">
                <text:p>0.8097</text:p>
              </table:table-cell>
              <table:table-cell office:value-type="float" office:value="0.613333">
                <text:p>0.613333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5249">
                <text:p>0.5249</text:p>
              </table:table-cell>
              <table:table-cell office:value-type="float" office:value="0.8586">
                <text:p>0.8586</text:p>
              </table:table-cell>
              <table:table-cell office:value-type="float" office:value="0.707998">
                <text:p>0.70799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5954">
                <text:p>0.5954</text:p>
              </table:table-cell>
              <table:table-cell office:value-type="float" office:value="0.9082">
                <text:p>0.9082</text:p>
              </table:table-cell>
              <table:table-cell office:value-type="float" office:value="0.789194">
                <text:p>0.789194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7321">
                <text:p>0.7321</text:p>
              </table:table-cell>
              <table:table-cell office:value-type="float" office:value="0.9407">
                <text:p>0.9407</text:p>
              </table:table-cell>
              <table:table-cell office:value-type="float" office:value="0.855518">
                <text:p>0.85551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8012">
                <text:p>0.8012</text:p>
              </table:table-cell>
              <table:table-cell office:value-type="float" office:value="0.9641">
                <text:p>0.9641</text:p>
              </table:table-cell>
              <table:table-cell office:value-type="float" office:value="0.908008">
                <text:p>0.908008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8556">
                <text:p>0.8556</text:p>
              </table:table-cell>
              <table:table-cell office:value-type="float" office:value="0.9903">
                <text:p>0.9903</text:p>
              </table:table-cell>
              <table:table-cell office:value-type="float" office:value="0.944328">
                <text:p>0.944328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8975">
                <text:p>0.8975</text:p>
              </table:table-cell>
              <table:table-cell office:value-type="float" office:value="0.9935">
                <text:p>0.9935</text:p>
              </table:table-cell>
              <table:table-cell office:value-type="float" office:value="0.968073">
                <text:p>0.968073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9544">
                <text:p>0.9544</text:p>
              </table:table-cell>
              <table:table-cell office:value-type="float" office:value="0.9968">
                <text:p>0.9968</text:p>
              </table:table-cell>
              <table:table-cell office:value-type="float" office:value="0.983276">
                <text:p>0.983276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9685">
                <text:p>0.9685</text:p>
              </table:table-cell>
              <table:table-cell office:value-type="float" office:value="0.9992">
                <text:p>0.9992</text:p>
              </table:table-cell>
              <table:table-cell office:value-type="float" office:value="0.991567">
                <text:p>0.991567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9825">
                <text:p>0.9825</text:p>
              </table:table-cell>
              <table:table-cell office:value-type="float" office:value="0.9998">
                <text:p>0.9998</text:p>
              </table:table-cell>
              <table:table-cell office:value-type="float" office:value="0.99637">
                <text:p>0.99637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9903">
                <text:p>0.9903</text:p>
              </table:table-cell>
              <table:table-cell office:value-type="float" office:value="1">
                <text:p>1</text:p>
              </table:table-cell>
              <table:table-cell office:value-type="float" office:value="0.998476">
                <text:p>0.998476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9975">
                <text:p>0.9975</text:p>
              </table:table-cell>
              <table:table-cell office:value-type="float" office:value="1">
                <text:p>1</text:p>
              </table:table-cell>
              <table:table-cell office:value-type="float" office:value="0.999474">
                <text:p>0.999474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9985">
                <text:p>0.9985</text:p>
              </table:table-cell>
              <table:table-cell office:value-type="float" office:value="1">
                <text:p>1</text:p>
              </table:table-cell>
              <table:table-cell office:value-type="float" office:value="0.999824">
                <text:p>0.999824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9996">
                <text:p>0.9996</text:p>
              </table:table-cell>
              <table:table-cell office:value-type="float" office:value="1">
                <text:p>1</text:p>
              </table:table-cell>
              <table:table-cell office:value-type="float" office:value="0.999957">
                <text:p>0.999957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9998">
                <text:p>0.9998</text:p>
              </table:table-cell>
              <table:table-cell office:value-type="float" office:value="1">
                <text:p>1</text:p>
              </table:table-cell>
              <table:table-cell office:value-type="float" office:value="0.999989">
                <text:p>0.9999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